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66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27cm" svg:x="2.27cm" svg:y="2.27cm">
          <text:p text:style-name="P1">Spy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7.35cm" svg:y="7.35cm">
          <text:p text:style-name="P1">Tes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4.81cm" svg:y="4.81cm">
          <text:p text:style-name="P1">ATE.or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7.35cm" svg:y="9.89cm">
          <text:p text:style-name="P1">Instru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3.54cm" svg:x2="4.175cm" svg:y2="5.445cm">
          <text:p/>
        </draw:line>
        <draw:line draw:style-name="gr2" draw:text-style-name="P3" draw:layer="layout" svg:x1="4.81cm" svg:y1="5.445cm" svg:x2="4.175cm" svg:y2="5.445cm">
          <text:p/>
        </draw:line>
        <draw:line draw:style-name="gr3" draw:text-style-name="P3" draw:layer="layout" svg:x1="6.715cm" svg:y1="6.08cm" svg:x2="6.715cm" svg:y2="10.525cm">
          <text:p/>
        </draw:line>
        <draw:line draw:style-name="gr3" draw:text-style-name="P3" draw:layer="layout" svg:x1="6.715cm" svg:y1="7.985cm" svg:x2="7.35cm" svg:y2="7.985cm">
          <text:p/>
        </draw:line>
        <draw:line draw:style-name="gr2" draw:text-style-name="P3" draw:layer="layout" svg:x1="6.715cm" svg:y1="10.525cm" svg:x2="7.35cm" svg:y2="10.525cm">
          <text:p/>
        </draw:line>
        <draw:frame draw:style-name="gr4" draw:text-style-name="P5" draw:layer="layout" svg:width="5.461cm" svg:height="1.216cm" svg:x="12.43cm" svg:y="7.404cm">
          <draw:text-box>
            <text:p text:style-name="P4"><text:span text:style-name="T1">ZERO</text:span><text:span text:style-name="T2"> or </text:span><text:span text:style-name="T1">ONE</text:span></text:p>
          </draw:text-box>
        </draw:frame>
        <draw:line draw:style-name="gr5" draw:text-style-name="P3" draw:layer="layout" svg:x1="12.43cm" svg:y1="7.985cm" svg:x2="11.16cm" svg:y2="7.985cm">
          <text:p/>
        </draw:line>
        <draw:line draw:style-name="gr5" draw:text-style-name="P3" draw:layer="layout" svg:x1="12.43cm" svg:y1="10.525cm" svg:x2="11.16cm" svg:y2="10.525cm">
          <text:p/>
        </draw:line>
        <draw:frame draw:style-name="gr6" draw:text-style-name="P6" draw:layer="layout" svg:width="5.461cm" svg:height="1.27cm" svg:x="12.43cm" svg:y="9.89cm">
          <draw:text-box>
            <text:p><text:span text:style-name="T1">ZERO</text:span><text:span text:style-name="T2"> or </text:span><text:span text:style-name="T1">M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1:36:56.207725859</meta:creation-date>
    <dc:date>2020-05-21T11:51:35.134199835</dc:date>
    <meta:editing-duration>PT2M38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